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臺南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435" calcext:value-type="float">
            <text:p>10,435</text:p>
          </table:table-cell>
          <table:table-cell table:style-name="ce3" office:value-type="float" office:value="10623" calcext:value-type="float">
            <text:p>10,623</text:p>
          </table:table-cell>
          <table:table-cell table:style-name="ce3" office:value-type="float" office:value="4277" calcext:value-type="float">
            <text:p>4,277</text:p>
          </table:table-cell>
          <table:table-cell table:style-name="ce3" office:value-type="float" office:value="15085" calcext:value-type="float">
            <text:p>15,085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508784" calcext:value-type="float">
            <text:p>508,784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27629" calcext:value-type="float">
            <text:p>27,629</text:p>
          </table:table-cell>
          <table:table-cell table:style-name="ce3" office:value-type="float" office:value="296987" calcext:value-type="float">
            <text:p>296,987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214469" calcext:value-type="float">
            <text:p>214,469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041" calcext:value-type="float">
            <text:p>4,04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357" calcext:value-type="float">
            <text:p>4,357</text:p>
          </table:table-cell>
          <table:table-cell table:style-name="ce3" office:value-type="float" office:value="1106758" calcext:value-type="float">
            <text:p>1,106,758</text:p>
          </table:table-cell>
          <table:table-cell table:style-name="ce3" office:value-type="float" office:value="21191" calcext:value-type="float">
            <text:p>21,191</text:p>
          </table:table-cell>
          <table:table-cell table:style-name="ce3" office:value-type="float" office:value="1127949" calcext:value-type="float">
            <text:p>1,127,94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28000" calcext:value-type="float">
            <text:p>1,128,000</text:p>
          </table:table-cell>
          <table:table-cell table:style-name="ce3" office:value-type="float" office:value="440339" calcext:value-type="float">
            <text:p>440,339</text:p>
          </table:table-cell>
          <table:table-cell table:style-name="ce3" office:value-type="float" office:value="1568339" calcext:value-type="float">
            <text:p>1,568,339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後壁區</text:p>
          </table:table-cell>
          <table:table-cell table:style-name="ce2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31" calcext:value-type="float">
            <text:p>6,73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979" calcext:value-type="float">
            <text:p>12,97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336" calcext:value-type="float">
            <text:p>13,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37" calcext:value-type="float">
            <text:p>13,337</text:p>
          </table:table-cell>
          <table:table-cell table:style-name="ce3" office:value-type="float" office:value="6059" calcext:value-type="float">
            <text:p>6,059</text:p>
          </table:table-cell>
          <table:table-cell table:style-name="ce3" office:value-type="float" office:value="19396" calcext:value-type="float">
            <text:p>19,396</text:p>
          </table:table-cell>
          <table:table-cell table:style-name="ce4" office:value-type="string" calcext:value-type="string">
            <text:p>68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侯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6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溝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9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茄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70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6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8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短樹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68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6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9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67.6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白河區</text:p>
          </table:table-cell>
          <table:table-cell table:style-name="ce2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804" calcext:value-type="float">
            <text:p>7,8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742" calcext:value-type="float">
            <text:p>3,7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890" calcext:value-type="float">
            <text:p>14,89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344" calcext:value-type="float">
            <text:p>15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4" calcext:value-type="float">
            <text:p>15,344</text:p>
          </table:table-cell>
          <table:table-cell table:style-name="ce3" office:value-type="float" office:value="7685" calcext:value-type="float">
            <text:p>7,685</text:p>
          </table:table-cell>
          <table:table-cell table:style-name="ce3" office:value-type="float" office:value="23029" calcext:value-type="float">
            <text:p>23,029</text:p>
          </table:table-cell>
          <table:table-cell table:style-name="ce4" office:value-type="string" calcext:value-type="string">
            <text:p>6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68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44" calcext:value-type="float">
            <text:p>2,844</text:p>
          </table:table-cell>
          <table:table-cell table:style-name="ce4" office:value-type="string" calcext:value-type="string">
            <text:p>70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角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內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祐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9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6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6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頭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string" calcext:value-type="string">
            <text:p>59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58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嶺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6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仙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5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詔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6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6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7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崎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3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昇安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角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6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稠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2.9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門區</text:p>
          </table:table-cell>
          <table:table-cell table:style-name="ce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52" calcext:value-type="float">
            <text:p>5,45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615" calcext:value-type="float">
            <text:p>5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5" calcext:value-type="float">
            <text:p>5,615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9083" calcext:value-type="float">
            <text:p>9,083</text:p>
          </table:table-cell>
          <table:table-cell table:style-name="ce4" office:value-type="string" calcext:value-type="string">
            <text:p>6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吉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蚵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59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6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58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5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6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3.6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學甲區</text:p>
          </table:table-cell>
          <table:table-cell table:style-name="ce2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56" calcext:value-type="float">
            <text:p>7,7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521" calcext:value-type="float">
            <text:p>14,52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827" calcext:value-type="float">
            <text:p>14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7" calcext:value-type="float">
            <text:p>14,827</text:p>
          </table:table-cell>
          <table:table-cell table:style-name="ce3" office:value-type="float" office:value="6829" calcext:value-type="float">
            <text:p>6,829</text:p>
          </table:table-cell>
          <table:table-cell table:style-name="ce3" office:value-type="float" office:value="21656" calcext:value-type="float">
            <text:p>21,656</text:p>
          </table:table-cell>
          <table:table-cell table:style-name="ce4" office:value-type="string" calcext:value-type="string">
            <text:p>6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421" calcext:value-type="float">
            <text:p>2,421</text:p>
          </table:table-cell>
          <table:table-cell table:style-name="ce4" office:value-type="string" calcext:value-type="string">
            <text:p>68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宜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20" calcext:value-type="float">
            <text:p>1,820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667" calcext:value-type="float">
            <text:p>3,667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51" calcext:value-type="float">
            <text:p>1,951</text:p>
          </table:table-cell>
          <table:table-cell table:style-name="ce4" office:value-type="string" calcext:value-type="string">
            <text:p>66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" calcext:value-type="float">
            <text:p>33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7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8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和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6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67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宅港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慶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7.0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鹽水區</text:p>
          </table:table-cell>
          <table:table-cell table:style-name="ce2"/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54" calcext:value-type="float">
            <text:p>7,15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873" calcext:value-type="float">
            <text:p>13,87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297" calcext:value-type="float">
            <text:p>14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7" calcext:value-type="float">
            <text:p>14,297</text:p>
          </table:table-cell>
          <table:table-cell table:style-name="ce3" office:value-type="float" office:value="6962" calcext:value-type="float">
            <text:p>6,962</text:p>
          </table:table-cell>
          <table:table-cell table:style-name="ce3" office:value-type="float" office:value="21259" calcext:value-type="float">
            <text:p>21,259</text:p>
          </table:table-cell>
          <table:table-cell table:style-name="ce4" office:value-type="string" calcext:value-type="string">
            <text:p>67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秀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津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69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577" calcext:value-type="float">
            <text:p>3,577</text:p>
          </table:table-cell>
          <table:table-cell table:style-name="ce4" office:value-type="string" calcext:value-type="string">
            <text:p>6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岸內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791" calcext:value-type="float">
            <text:p>3,791</text:p>
          </table:table-cell>
          <table:table-cell table:style-name="ce4" office:value-type="string" calcext:value-type="string">
            <text:p>6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汫水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中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6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明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68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歡雅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551" calcext:value-type="float">
            <text:p>1,551</text:p>
          </table:table-cell>
          <table:table-cell table:style-name="ce4" office:value-type="string" calcext:value-type="string">
            <text:p>6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5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坔頭港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68.1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營區</text:p>
          </table:table-cell>
          <table:table-cell table:style-name="ce2"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885" calcext:value-type="float">
            <text:p>17,88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3377" calcext:value-type="float">
            <text:p>13,37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905" calcext:value-type="float">
            <text:p>8,90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230" calcext:value-type="float">
            <text:p>43,23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43997" calcext:value-type="float">
            <text:p>43,9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98" calcext:value-type="float">
            <text:p>43,998</text:p>
          </table:table-cell>
          <table:table-cell table:style-name="ce3" office:value-type="float" office:value="18394" calcext:value-type="float">
            <text:p>18,394</text:p>
          </table:table-cell>
          <table:table-cell table:style-name="ce3" office:value-type="float" office:value="62392" calcext:value-type="float">
            <text:p>62,392</text:p>
          </table:table-cell>
          <table:table-cell table:style-name="ce4" office:value-type="string" calcext:value-type="string">
            <text:p>70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政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382" calcext:value-type="float">
            <text:p>4,382</text:p>
          </table:table-cell>
          <table:table-cell table:style-name="ce4" office:value-type="string" calcext:value-type="string">
            <text:p>70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0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81" calcext:value-type="float">
            <text:p>2,681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18" calcext:value-type="float">
            <text:p>2,418</text:p>
          </table:table-cell>
          <table:table-cell table:style-name="ce4" office:value-type="string" calcext:value-type="string">
            <text:p>70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689" calcext:value-type="float">
            <text:p>2,689</text:p>
          </table:table-cell>
          <table:table-cell table:style-name="ce4" office:value-type="string" calcext:value-type="string">
            <text:p>7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829" calcext:value-type="float">
            <text:p>3,829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43" calcext:value-type="float">
            <text:p>4,6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6382" calcext:value-type="float">
            <text:p>6,382</text:p>
          </table:table-cell>
          <table:table-cell table:style-name="ce4" office:value-type="string" calcext:value-type="string">
            <text:p>7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70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8" calcext:value-type="float">
            <text:p>5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28" calcext:value-type="float">
            <text:p>2,228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040" calcext:value-type="float">
            <text:p>3,040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904" calcext:value-type="float">
            <text:p>4,904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18" calcext:value-type="float">
            <text:p>1,11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72" calcext:value-type="float">
            <text:p>3,77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5249" calcext:value-type="float">
            <text:p>5,249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榮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334" calcext:value-type="float">
            <text:p>4,334</text:p>
          </table:table-cell>
          <table:table-cell table:style-name="ce4" office:value-type="string" calcext:value-type="string">
            <text:p>68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寮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68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護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6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紙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71" calcext:value-type="float">
            <text:p>77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68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姑爺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興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7.1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柳營區</text:p>
          </table:table-cell>
          <table:table-cell table:style-name="ce2"/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993" calcext:value-type="float">
            <text:p>5,9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189" calcext:value-type="float">
            <text:p>12,18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540" calcext:value-type="float">
            <text:p>1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0" calcext:value-type="float">
            <text:p>12,540</text:p>
          </table:table-cell>
          <table:table-cell table:style-name="ce3" office:value-type="float" office:value="5515" calcext:value-type="float">
            <text:p>5,515</text:p>
          </table:table-cell>
          <table:table-cell table:style-name="ce3" office:value-type="float" office:value="18055" calcext:value-type="float">
            <text:p>18,055</text:p>
          </table:table-cell>
          <table:table-cell table:style-name="ce4" office:value-type="string" calcext:value-type="string">
            <text:p>6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18" calcext:value-type="float">
            <text:p>1,818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埕里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723" calcext:value-type="float">
            <text:p>2,723</text:p>
          </table:table-cell>
          <table:table-cell table:style-name="ce4" office:value-type="string" calcext:value-type="string">
            <text:p>72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翁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69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68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溪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6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篤農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農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6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果毅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旭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62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山區</text:p>
          </table:table-cell>
          <table:table-cell table:style-name="ce2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63" calcext:value-type="float">
            <text:p>5,1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689" calcext:value-type="float">
            <text:p>10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9" calcext:value-type="float">
            <text:p>10,689</text:p>
          </table:table-cell>
          <table:table-cell table:style-name="ce3" office:value-type="float" office:value="6512" calcext:value-type="float">
            <text:p>6,512</text:p>
          </table:table-cell>
          <table:table-cell table:style-name="ce3" office:value-type="float" office:value="17201" calcext:value-type="float">
            <text:p>17,201</text:p>
          </table:table-cell>
          <table:table-cell table:style-name="ce4" office:value-type="string" calcext:value-type="string">
            <text:p>62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6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客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8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59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科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6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6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67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5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5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60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原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940" calcext:value-type="float">
            <text:p>1,940</text:p>
          </table:table-cell>
          <table:table-cell table:style-name="ce4" office:value-type="string" calcext:value-type="string">
            <text:p>60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嶺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5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58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58.5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將軍區</text:p>
          </table:table-cell>
          <table:table-cell table:style-name="ce2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94" calcext:value-type="float">
            <text:p>6,0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541" calcext:value-type="float">
            <text:p>10,54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809" calcext:value-type="float">
            <text:p>10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9" calcext:value-type="float">
            <text:p>10,809</text:p>
          </table:table-cell>
          <table:table-cell table:style-name="ce3" office:value-type="float" office:value="5788" calcext:value-type="float">
            <text:p>5,788</text:p>
          </table:table-cell>
          <table:table-cell table:style-name="ce3" office:value-type="float" office:value="16597" calcext:value-type="float">
            <text:p>16,597</text:p>
          </table:table-cell>
          <table:table-cell table:style-name="ce4" office:value-type="string" calcext:value-type="string">
            <text:p>6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68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嘉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364" calcext:value-type="float">
            <text:p>2,364</text:p>
          </table:table-cell>
          <table:table-cell table:style-name="ce4" office:value-type="string" calcext:value-type="string">
            <text:p>66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苓仔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901" calcext:value-type="float">
            <text:p>1,901</text:p>
          </table:table-cell>
          <table:table-cell table:style-name="ce4" office:value-type="string" calcext:value-type="string">
            <text:p>67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巷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66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山里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沙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沙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1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756" calcext:value-type="float">
            <text:p>1,756</text:p>
          </table:table-cell>
          <table:table-cell table:style-name="ce4" office:value-type="string" calcext:value-type="string">
            <text:p>66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鯤溟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58.3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下營區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35" calcext:value-type="float">
            <text:p>6,5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217" calcext:value-type="float">
            <text:p>13,21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600" calcext:value-type="float">
            <text:p>13,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02" calcext:value-type="float">
            <text:p>13,602</text:p>
          </table:table-cell>
          <table:table-cell table:style-name="ce3" office:value-type="float" office:value="6020" calcext:value-type="float">
            <text:p>6,020</text:p>
          </table:table-cell>
          <table:table-cell table:style-name="ce3" office:value-type="float" office:value="19622" calcext:value-type="float">
            <text:p>19,622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宅內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7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015" calcext:value-type="float">
            <text:p>2,015</text:p>
          </table:table-cell>
          <table:table-cell table:style-name="ce4" office:value-type="string" calcext:value-type="string">
            <text:p>66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前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69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6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茅營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053" calcext:value-type="float">
            <text:p>2,053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化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賀建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6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甲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69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六甲區</text:p>
          </table:table-cell>
          <table:table-cell table:style-name="ce2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211" calcext:value-type="float">
            <text:p>6,2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280" calcext:value-type="float">
            <text:p>12,28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617" calcext:value-type="float">
            <text:p>12,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18" calcext:value-type="float">
            <text:p>12,618</text:p>
          </table:table-cell>
          <table:table-cell table:style-name="ce3" office:value-type="float" office:value="5695" calcext:value-type="float">
            <text:p>5,695</text:p>
          </table:table-cell>
          <table:table-cell table:style-name="ce3" office:value-type="float" office:value="18313" calcext:value-type="float">
            <text:p>18,313</text:p>
          </table:table-cell>
          <table:table-cell table:style-name="ce4" office:value-type="string" calcext:value-type="string">
            <text:p>68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748" calcext:value-type="float">
            <text:p>2,748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甲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31" calcext:value-type="float">
            <text:p>2,531</text:p>
          </table:table-cell>
          <table:table-cell table:style-name="ce4" office:value-type="string" calcext:value-type="string">
            <text:p>68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67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232" calcext:value-type="float">
            <text:p>3,232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70" calcext:value-type="float">
            <text:p>1,970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70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0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爺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0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丘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1.3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七股區</text:p>
          </table:table-cell>
          <table:table-cell table:style-name="ce2"/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00" calcext:value-type="float">
            <text:p>6,9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512" calcext:value-type="float">
            <text:p>12,5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2940" calcext:value-type="float">
            <text:p>12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0" calcext:value-type="float">
            <text:p>12,940</text:p>
          </table:table-cell>
          <table:table-cell table:style-name="ce3" office:value-type="float" office:value="5914" calcext:value-type="float">
            <text:p>5,914</text:p>
          </table:table-cell>
          <table:table-cell table:style-name="ce3" office:value-type="float" office:value="18854" calcext:value-type="float">
            <text:p>18,854</text:p>
          </table:table-cell>
          <table:table-cell table:style-name="ce4" office:value-type="string" calcext:value-type="string">
            <text:p>68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2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篤加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8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16" calcext:value-type="float">
            <text:p>416</text:p>
          </table:table-cell>
          <table:table-cell table:style-name="ce4" office:value-type="string" calcext:value-type="string">
            <text:p>6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埕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6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6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5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6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67" calcext:value-type="float">
            <text:p>1,867</text:p>
          </table:table-cell>
          <table:table-cell table:style-name="ce4" office:value-type="string" calcext:value-type="string">
            <text:p>68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91" calcext:value-type="float">
            <text:p>1,791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6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8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份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65.5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佳里區</text:p>
          </table:table-cell>
          <table:table-cell table:style-name="ce2"/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538" calcext:value-type="float">
            <text:p>17,5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8579" calcext:value-type="float">
            <text:p>8,57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359" calcext:value-type="float">
            <text:p>6,3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839" calcext:value-type="float">
            <text:p>34,83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5476" calcext:value-type="float">
            <text:p>35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76" calcext:value-type="float">
            <text:p>35,476</text:p>
          </table:table-cell>
          <table:table-cell table:style-name="ce3" office:value-type="float" office:value="13670" calcext:value-type="float">
            <text:p>13,670</text:p>
          </table:table-cell>
          <table:table-cell table:style-name="ce3" office:value-type="float" office:value="49146" calcext:value-type="float">
            <text:p>49,146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01" calcext:value-type="float">
            <text:p>2,101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422" calcext:value-type="float">
            <text:p>5,422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77" calcext:value-type="float">
            <text:p>4,0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566" calcext:value-type="float">
            <text:p>5,566</text:p>
          </table:table-cell>
          <table:table-cell table:style-name="ce4" office:value-type="string" calcext:value-type="string">
            <text:p>74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新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920" calcext:value-type="float">
            <text:p>4,920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151" calcext:value-type="float">
            <text:p>4,151</text:p>
          </table:table-cell>
          <table:table-cell table:style-name="ce4" office:value-type="string" calcext:value-type="string">
            <text:p>7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552" calcext:value-type="float">
            <text:p>4,552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45" calcext:value-type="float">
            <text:p>84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941" calcext:value-type="float">
            <text:p>3,941</text:p>
          </table:table-cell>
          <table:table-cell table:style-name="ce4" office:value-type="string" calcext:value-type="string">
            <text:p>7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36" calcext:value-type="float">
            <text:p>2,036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077" calcext:value-type="float">
            <text:p>2,077</text:p>
          </table:table-cell>
          <table:table-cell table:style-name="ce4" office:value-type="string" calcext:value-type="string">
            <text:p>70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澄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6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內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688" calcext:value-type="float">
            <text:p>2,688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716" calcext:value-type="float">
            <text:p>1,716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子龍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71" calcext:value-type="float">
            <text:p>2,371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麻豆區</text:p>
          </table:table-cell>
          <table:table-cell table:style-name="ce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974" calcext:value-type="float">
            <text:p>14,97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269" calcext:value-type="float">
            <text:p>5,26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673" calcext:value-type="float">
            <text:p>26,67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7173" calcext:value-type="float">
            <text:p>27,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75" calcext:value-type="float">
            <text:p>27,175</text:p>
          </table:table-cell>
          <table:table-cell table:style-name="ce3" office:value-type="float" office:value="9566" calcext:value-type="float">
            <text:p>9,566</text:p>
          </table:table-cell>
          <table:table-cell table:style-name="ce3" office:value-type="float" office:value="36741" calcext:value-type="float">
            <text:p>36,741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66" calcext:value-type="float">
            <text:p>1,866</text:p>
          </table:table-cell>
          <table:table-cell table:style-name="ce4" office:value-type="string" calcext:value-type="string">
            <text:p>75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巷口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101" calcext:value-type="float">
            <text:p>2,101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角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516" calcext:value-type="float">
            <text:p>2,516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晋江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350" calcext:value-type="float">
            <text:p>2,350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871" calcext:value-type="float">
            <text:p>1,871</text:p>
          </table:table-cell>
          <table:table-cell table:style-name="ce4" office:value-type="string" calcext:value-type="string">
            <text:p>71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374" calcext:value-type="float">
            <text:p>3,374</text:p>
          </table:table-cell>
          <table:table-cell table:style-name="ce4" office:value-type="string" calcext:value-type="string">
            <text:p>75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84" calcext:value-type="float">
            <text:p>2,784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53" calcext:value-type="float">
            <text:p>2,253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寮廍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30" calcext:value-type="float">
            <text:p>2,230</text:p>
          </table:table-cell>
          <table:table-cell table:style-name="ce4" office:value-type="string" calcext:value-type="string">
            <text:p>70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71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0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麻口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7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謝厝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77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正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9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井東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75.2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官田區</text:p>
          </table:table-cell>
          <table:table-cell table:style-name="ce2"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99" calcext:value-type="float">
            <text:p>6,8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746" calcext:value-type="float">
            <text:p>12,74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099" calcext:value-type="float">
            <text:p>13,0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01" calcext:value-type="float">
            <text:p>13,101</text:p>
          </table:table-cell>
          <table:table-cell table:style-name="ce3" office:value-type="float" office:value="5097" calcext:value-type="float">
            <text:p>5,097</text:p>
          </table:table-cell>
          <table:table-cell table:style-name="ce3" office:value-type="float" office:value="18198" calcext:value-type="float">
            <text:p>18,198</text:p>
          </table:table-cell>
          <table:table-cell table:style-name="ce4" office:value-type="string" calcext:value-type="string">
            <text:p>71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官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70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鎮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00" calcext:value-type="float">
            <text:p>3,200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山頭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3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田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892" calcext:value-type="float">
            <text:p>1,892</text:p>
          </table:table-cell>
          <table:table-cell table:style-name="ce4" office:value-type="string" calcext:value-type="string">
            <text:p>7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本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76" calcext:value-type="float">
            <text:p>3,476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廍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7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西庄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渡拔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386" calcext:value-type="float">
            <text:p>2,386</text:p>
          </table:table-cell>
          <table:table-cell table:style-name="ce4" office:value-type="string" calcext:value-type="string">
            <text:p>75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善化區</text:p>
          </table:table-cell>
          <table:table-cell table:style-name="ce2"/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897" calcext:value-type="float">
            <text:p>13,89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6763" calcext:value-type="float">
            <text:p>6,7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935" calcext:value-type="float">
            <text:p>6,9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918" calcext:value-type="float">
            <text:p>29,91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0452" calcext:value-type="float">
            <text:p>30,4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461" calcext:value-type="float">
            <text:p>30,461</text:p>
          </table:table-cell>
          <table:table-cell table:style-name="ce3" office:value-type="float" office:value="11339" calcext:value-type="float">
            <text:p>11,339</text:p>
          </table:table-cell>
          <table:table-cell table:style-name="ce3" office:value-type="float" office:value="41800" calcext:value-type="float">
            <text:p>41,800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關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坐駕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773" calcext:value-type="float">
            <text:p>3,773</text:p>
          </table:table-cell>
          <table:table-cell table:style-name="ce4" office:value-type="string" calcext:value-type="string">
            <text:p>7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文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378" calcext:value-type="float">
            <text:p>5,378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654" calcext:value-type="float">
            <text:p>2,654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關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正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胡家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胡厝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034" calcext:value-type="float">
            <text:p>2,034</text:p>
          </table:table-cell>
          <table:table-cell table:style-name="ce4" office:value-type="string" calcext:value-type="string">
            <text:p>7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什乃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04" calcext:value-type="float">
            <text:p>1,904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22" calcext:value-type="float">
            <text:p>1,622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951" calcext:value-type="float">
            <text:p>1,951</text:p>
          </table:table-cell>
          <table:table-cell table:style-name="ce4" office:value-type="string" calcext:value-type="string">
            <text:p>68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庄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612" calcext:value-type="float">
            <text:p>1,612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南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新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507" calcext:value-type="float">
            <text:p>4,507</text:p>
          </table:table-cell>
          <table:table-cell table:style-name="ce4" office:value-type="string" calcext:value-type="string">
            <text:p>72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蓮潭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124" calcext:value-type="float">
            <text:p>4,124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內區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84" calcext:value-type="float">
            <text:p>5,38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585" calcext:value-type="float">
            <text:p>5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5" calcext:value-type="float">
            <text:p>5,585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7921" calcext:value-type="float">
            <text:p>7,921</text:p>
          </table:table-cell>
          <table:table-cell table:style-name="ce4" office:value-type="string" calcext:value-type="string">
            <text:p>7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湖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7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8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0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郭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環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7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溪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1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玉井區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498" calcext:value-type="float">
            <text:p>7,49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743" calcext:value-type="float">
            <text:p>7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3" calcext:value-type="float">
            <text:p>7,743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11557" calcext:value-type="float">
            <text:p>11,557</text:p>
          </table:table-cell>
          <table:table-cell table:style-name="ce4" office:value-type="string" calcext:value-type="string">
            <text:p>67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井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68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67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69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6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望明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6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層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67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5.3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楠西區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42" calcext:value-type="float">
            <text:p>5,0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243" calcext:value-type="float">
            <text:p>5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3" calcext:value-type="float">
            <text:p>5,243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7871" calcext:value-type="float">
            <text:p>7,871</text:p>
          </table:table-cell>
          <table:table-cell table:style-name="ce4" office:value-type="string" calcext:value-type="string">
            <text:p>66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楠西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3" calcext:value-type="float">
            <text:p>46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6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丘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6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密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照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7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丹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16" calcext:value-type="float">
            <text:p>2,116</text:p>
          </table:table-cell>
          <table:table-cell table:style-name="ce4" office:value-type="string" calcext:value-type="string">
            <text:p>66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港區</text:p>
          </table:table-cell>
          <table:table-cell table:style-name="ce2"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49" calcext:value-type="float">
            <text:p>8,1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079" calcext:value-type="float">
            <text:p>15,0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452" calcext:value-type="float">
            <text:p>15,4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54" calcext:value-type="float">
            <text:p>15,454</text:p>
          </table:table-cell>
          <table:table-cell table:style-name="ce3" office:value-type="float" office:value="6070" calcext:value-type="float">
            <text:p>6,070</text:p>
          </table:table-cell>
          <table:table-cell table:style-name="ce3" office:value-type="float" office:value="21524" calcext:value-type="float">
            <text:p>21,524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港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085" calcext:value-type="float">
            <text:p>3,085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110" calcext:value-type="float">
            <text:p>4,110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海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檨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6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西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安定區</text:p>
          </table:table-cell>
          <table:table-cell table:style-name="ce2"/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272" calcext:value-type="float">
            <text:p>9,2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83" calcext:value-type="float">
            <text:p>4,1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323" calcext:value-type="float">
            <text:p>18,32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787" calcext:value-type="float">
            <text:p>18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7" calcext:value-type="float">
            <text:p>18,787</text:p>
          </table:table-cell>
          <table:table-cell table:style-name="ce3" office:value-type="float" office:value="6770" calcext:value-type="float">
            <text:p>6,770</text:p>
          </table:table-cell>
          <table:table-cell table:style-name="ce3" office:value-type="float" office:value="25557" calcext:value-type="float">
            <text:p>25,557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林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厝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75" calcext:value-type="float">
            <text:p>1,975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加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23" calcext:value-type="float">
            <text:p>2,123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865" calcext:value-type="float">
            <text:p>2,865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32" calcext:value-type="float">
            <text:p>2,632</text:p>
          </table:table-cell>
          <table:table-cell table:style-name="ce4" office:value-type="string" calcext:value-type="string">
            <text:p>74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沙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44" calcext:value-type="float">
            <text:p>2,444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寮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476" calcext:value-type="float">
            <text:p>2,476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科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72.1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山上區</text:p>
          </table:table-cell>
          <table:table-cell table:style-name="ce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57" calcext:value-type="float">
            <text:p>1,15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49" calcext:value-type="float">
            <text:p>4,2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6253" calcext:value-type="float">
            <text:p>6,253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69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上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7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76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8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左鎮區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3940" calcext:value-type="float">
            <text:p>3,940</text:p>
          </table:table-cell>
          <table:table-cell table:style-name="ce4" office:value-type="string" calcext:value-type="string">
            <text:p>6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6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69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左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68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睦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69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庄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6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岡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6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0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7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澄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5.2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化區</text:p>
          </table:table-cell>
          <table:table-cell table:style-name="ce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83" calcext:value-type="float">
            <text:p>1,68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7187" calcext:value-type="float">
            <text:p>7,187</text:p>
          </table:table-cell>
          <table:table-cell table:style-name="ce4" office:value-type="string" calcext:value-type="string">
            <text:p>65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化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崙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60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2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6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string" calcext:value-type="string">
            <text:p>76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7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54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安南區</text:p>
          </table:table-cell>
          <table:table-cell table:style-name="ce2"/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5589" calcext:value-type="float">
            <text:p>55,58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27035" calcext:value-type="float">
            <text:p>27,03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074" calcext:value-type="float">
            <text:p>25,0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6658" calcext:value-type="float">
            <text:p>116,658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118989" calcext:value-type="float">
            <text:p>118,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991" calcext:value-type="float">
            <text:p>118,991</text:p>
          </table:table-cell>
          <table:table-cell table:style-name="ce3" office:value-type="float" office:value="46355" calcext:value-type="float">
            <text:p>46,355</text:p>
          </table:table-cell>
          <table:table-cell table:style-name="ce3" office:value-type="float" office:value="165346" calcext:value-type="float">
            <text:p>165,346</text:p>
          </table:table-cell>
          <table:table-cell table:style-name="ce4" office:value-type="string" calcext:value-type="string">
            <text:p>71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南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530" calcext:value-type="float">
            <text:p>4,530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州南里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109" calcext:value-type="float">
            <text:p>5,109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州北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360" calcext:value-type="float">
            <text:p>4,360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802" calcext:value-type="float">
            <text:p>4,802</text:p>
          </table:table-cell>
          <table:table-cell table:style-name="ce4" office:value-type="string" calcext:value-type="string">
            <text:p>73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順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61" calcext:value-type="float">
            <text:p>4,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2" calcext:value-type="float">
            <text:p>4,762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406" calcext:value-type="float">
            <text:p>6,406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540" calcext:value-type="float">
            <text:p>4,540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36" calcext:value-type="float">
            <text:p>4,53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602" calcext:value-type="float">
            <text:p>4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2" calcext:value-type="float">
            <text:p>4,602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6207" calcext:value-type="float">
            <text:p>6,207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619" calcext:value-type="float">
            <text:p>2,619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624" calcext:value-type="float">
            <text:p>3,624</text:p>
          </table:table-cell>
          <table:table-cell table:style-name="ce4" office:value-type="string" calcext:value-type="string">
            <text:p>76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頂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235" calcext:value-type="float">
            <text:p>4,235</text:p>
          </table:table-cell>
          <table:table-cell table:style-name="ce4" office:value-type="string" calcext:value-type="string">
            <text:p>73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79" calcext:value-type="float">
            <text:p>2,779</text:p>
          </table:table-cell>
          <table:table-cell table:style-name="ce4" office:value-type="string" calcext:value-type="string">
            <text:p>7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凰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270" calcext:value-type="float">
            <text:p>4,270</text:p>
          </table:table-cell>
          <table:table-cell table:style-name="ce4" office:value-type="string" calcext:value-type="string">
            <text:p>6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925" calcext:value-type="float">
            <text:p>3,925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理想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303" calcext:value-type="float">
            <text:p>4,303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5543" calcext:value-type="float">
            <text:p>5,543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2" calcext:value-type="float">
            <text:p>52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672" calcext:value-type="float">
            <text:p>3,672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原佃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676" calcext:value-type="float">
            <text:p>4,676</text:p>
          </table:table-cell>
          <table:table-cell table:style-name="ce4" office:value-type="string" calcext:value-type="string">
            <text:p>7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總頭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63" calcext:value-type="float">
            <text:p>1,763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68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學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826" calcext:value-type="float">
            <text:p>2,826</text:p>
          </table:table-cell>
          <table:table-cell table:style-name="ce4" office:value-type="string" calcext:value-type="string">
            <text:p>66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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佃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321" calcext:value-type="float">
            <text:p>3,321</text:p>
          </table:table-cell>
          <table:table-cell table:style-name="ce4" office:value-type="string" calcext:value-type="string">
            <text:p>68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佃西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68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淵西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815" calcext:value-type="float">
            <text:p>3,815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西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8" calcext:value-type="float">
            <text:p>49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716" calcext:value-type="float">
            <text:p>2,716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心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26" calcext:value-type="float">
            <text:p>5,1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195" calcext:value-type="float">
            <text:p>5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5" calcext:value-type="float">
            <text:p>5,195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7954" calcext:value-type="float">
            <text:p>7,954</text:p>
          </table:table-cell>
          <table:table-cell table:style-name="ce4" office:value-type="string" calcext:value-type="string">
            <text:p>6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淵東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677" calcext:value-type="float">
            <text:p>4,677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淵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佃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147" calcext:value-type="float">
            <text:p>4,147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490" calcext:value-type="float">
            <text:p>4,490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286" calcext:value-type="float">
            <text:p>4,286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03" calcext:value-type="float">
            <text:p>80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82" calcext:value-type="float">
            <text:p>78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260" calcext:value-type="float">
            <text:p>5,260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43" calcext:value-type="float">
            <text:p>54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478" calcext:value-type="float">
            <text:p>3,478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南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796" calcext:value-type="float">
            <text:p>2,796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6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281" calcext:value-type="float">
            <text:p>3,281</text:p>
          </table:table-cell>
          <table:table-cell table:style-name="ce4" office:value-type="string" calcext:value-type="string">
            <text:p>6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64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0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砂崙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0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媽祖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67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耳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9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0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田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1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249" calcext:value-type="float">
            <text:p>32,2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23237" calcext:value-type="float">
            <text:p>23,23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190" calcext:value-type="float">
            <text:p>15,1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7029" calcext:value-type="float">
            <text:p>77,02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78151" calcext:value-type="float">
            <text:p>78,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153" calcext:value-type="float">
            <text:p>78,153</text:p>
          </table:table-cell>
          <table:table-cell table:style-name="ce3" office:value-type="float" office:value="28863" calcext:value-type="float">
            <text:p>28,863</text:p>
          </table:table-cell>
          <table:table-cell table:style-name="ce3" office:value-type="float" office:value="107016" calcext:value-type="float">
            <text:p>107,016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39" calcext:value-type="float">
            <text:p>3,239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元寶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121" calcext:value-type="float">
            <text:p>4,121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84" calcext:value-type="float">
            <text:p>2,284</text:p>
          </table:table-cell>
          <table:table-cell table:style-name="ce4" office:value-type="string" calcext:value-type="string">
            <text:p>74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818" calcext:value-type="float">
            <text:p>1,818</text:p>
          </table:table-cell>
          <table:table-cell table:style-name="ce4" office:value-type="string" calcext:value-type="string">
            <text:p>7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70" calcext:value-type="float">
            <text:p>1,17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631" calcext:value-type="float">
            <text:p>3,631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3" calcext:value-type="float">
            <text:p>40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67" calcext:value-type="float">
            <text:p>1,867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樓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1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祥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880" calcext:value-type="float">
            <text:p>2,880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47" calcext:value-type="float">
            <text:p>3,44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958" calcext:value-type="float">
            <text:p>4,958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592" calcext:value-type="float">
            <text:p>4,592</text:p>
          </table:table-cell>
          <table:table-cell table:style-name="ce4" office:value-type="string" calcext:value-type="string">
            <text:p>71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830" calcext:value-type="float">
            <text:p>2,830</text:p>
          </table:table-cell>
          <table:table-cell table:style-name="ce4" office:value-type="string" calcext:value-type="string">
            <text:p>70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67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2" calcext:value-type="float">
            <text:p>65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3871" calcext:value-type="float">
            <text:p>3,871</text:p>
          </table:table-cell>
          <table:table-cell table:style-name="ce4" office:value-type="string" calcext:value-type="string">
            <text:p>6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519" calcext:value-type="float">
            <text:p>2,519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北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覺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960" calcext:value-type="float">
            <text:p>2,960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06" calcext:value-type="float">
            <text:p>3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6" calcext:value-type="float">
            <text:p>3,30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378" calcext:value-type="float">
            <text:p>4,378</text:p>
          </table:table-cell>
          <table:table-cell table:style-name="ce4" office:value-type="string" calcext:value-type="string">
            <text:p>7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664" calcext:value-type="float">
            <text:p>3,664</text:p>
          </table:table-cell>
          <table:table-cell table:style-name="ce4" office:value-type="string" calcext:value-type="string">
            <text:p>7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820" calcext:value-type="float">
            <text:p>4,820</text:p>
          </table:table-cell>
          <table:table-cell table:style-name="ce4" office:value-type="string" calcext:value-type="string">
            <text:p>76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22" calcext:value-type="float">
            <text:p>3,1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231" calcext:value-type="float">
            <text:p>4,231</text:p>
          </table:table-cell>
          <table:table-cell table:style-name="ce4" office:value-type="string" calcext:value-type="string">
            <text:p>7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順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641" calcext:value-type="float">
            <text:p>4,641</text:p>
          </table:table-cell>
          <table:table-cell table:style-name="ce4" office:value-type="string" calcext:value-type="string">
            <text:p>74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442" calcext:value-type="float">
            <text:p>2,442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80" calcext:value-type="float">
            <text:p>2,180</text:p>
          </table:table-cell>
          <table:table-cell table:style-name="ce4" office:value-type="string" calcext:value-type="string">
            <text:p>74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成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801" calcext:value-type="float">
            <text:p>2,801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元美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959" calcext:value-type="float">
            <text:p>2,959</text:p>
          </table:table-cell>
          <table:table-cell table:style-name="ce4" office:value-type="string" calcext:value-type="string">
            <text:p>7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282" calcext:value-type="float">
            <text:p>3,282</text:p>
          </table:table-cell>
          <table:table-cell table:style-name="ce4" office:value-type="string" calcext:value-type="string">
            <text:p>75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466" calcext:value-type="float">
            <text:p>3,466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港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075" calcext:value-type="float">
            <text:p>5,075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40" calcext:value-type="float">
            <text:p>2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0" calcext:value-type="float">
            <text:p>2,84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0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賢北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482" calcext:value-type="float">
            <text:p>3,482</text:p>
          </table:table-cell>
          <table:table-cell table:style-name="ce4" office:value-type="string" calcext:value-type="string">
            <text:p>75.4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市區</text:p>
          </table:table-cell>
          <table:table-cell table:style-name="ce2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66" calcext:value-type="float">
            <text:p>10,56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208" calcext:value-type="float">
            <text:p>5,20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19" calcext:value-type="float">
            <text:p>4,9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2417" calcext:value-type="float">
            <text:p>22,41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2827" calcext:value-type="float">
            <text:p>22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27" calcext:value-type="float">
            <text:p>22,827</text:p>
          </table:table-cell>
          <table:table-cell table:style-name="ce3" office:value-type="float" office:value="8059" calcext:value-type="float">
            <text:p>8,059</text:p>
          </table:table-cell>
          <table:table-cell table:style-name="ce3" office:value-type="float" office:value="30886" calcext:value-type="float">
            <text:p>30,886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76" calcext:value-type="float">
            <text:p>2,876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74" calcext:value-type="float">
            <text:p>4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4" calcext:value-type="float">
            <text:p>4,774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6412" calcext:value-type="float">
            <text:p>6,412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內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70" calcext:value-type="float">
            <text:p>2,870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舍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營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85" calcext:value-type="float">
            <text:p>3,385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03" calcext:value-type="float">
            <text:p>3,20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402" calcext:value-type="float">
            <text:p>4,402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頂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224" calcext:value-type="float">
            <text:p>3,224</text:p>
          </table:table-cell>
          <table:table-cell table:style-name="ce4" office:value-type="string" calcext:value-type="string">
            <text:p>72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57" calcext:value-type="float">
            <text:p>2,857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永康區</text:p>
          </table:table-cell>
          <table:table-cell table:style-name="ce2"/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8047" calcext:value-type="float">
            <text:p>58,04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49" calcext:value-type="float">
            <text:p>3,949</text:p>
          </table:table-cell>
          <table:table-cell table:style-name="ce3" office:value-type="float" office:value="39026" calcext:value-type="float">
            <text:p>39,02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9983" calcext:value-type="float">
            <text:p>29,98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39051" calcext:value-type="float">
            <text:p>139,051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41162" calcext:value-type="float">
            <text:p>141,1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168" calcext:value-type="float">
            <text:p>141,168</text:p>
          </table:table-cell>
          <table:table-cell table:style-name="ce3" office:value-type="float" office:value="53711" calcext:value-type="float">
            <text:p>53,711</text:p>
          </table:table-cell>
          <table:table-cell table:style-name="ce3" office:value-type="float" office:value="194879" calcext:value-type="float">
            <text:p>194,879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王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5511" calcext:value-type="float">
            <text:p>5,511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400" calcext:value-type="float">
            <text:p>3,400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363" calcext:value-type="float">
            <text:p>5,363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網寮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27" calcext:value-type="float">
            <text:p>1,227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91" calcext:value-type="float">
            <text:p>4,89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958" calcext:value-type="float">
            <text:p>4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8" calcext:value-type="float">
            <text:p>4,958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6828" calcext:value-type="float">
            <text:p>6,828</text:p>
          </table:table-cell>
          <table:table-cell table:style-name="ce4" office:value-type="string" calcext:value-type="string">
            <text:p>72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王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58" calcext:value-type="float">
            <text:p>5,45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525" calcext:value-type="float">
            <text:p>5,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26" calcext:value-type="float">
            <text:p>5,526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7596" calcext:value-type="float">
            <text:p>7,596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54" calcext:value-type="float">
            <text:p>5,55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637" calcext:value-type="float">
            <text:p>5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7" calcext:value-type="float">
            <text:p>5,637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8894" calcext:value-type="float">
            <text:p>8,894</text:p>
          </table:table-cell>
          <table:table-cell table:style-name="ce4" office:value-type="string" calcext:value-type="string">
            <text:p>6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園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51" calcext:value-type="float">
            <text:p>1,25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97" calcext:value-type="float">
            <text:p>5,19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287" calcext:value-type="float">
            <text:p>5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7" calcext:value-type="float">
            <text:p>5,287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7153" calcext:value-type="float">
            <text:p>7,153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897" calcext:value-type="float">
            <text:p>3,897</text:p>
          </table:table-cell>
          <table:table-cell table:style-name="ce4" office:value-type="string" calcext:value-type="string">
            <text:p>75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202" calcext:value-type="float">
            <text:p>5,20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91" calcext:value-type="float">
            <text:p>5,291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7268" calcext:value-type="float">
            <text:p>7,268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橋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64" calcext:value-type="float">
            <text:p>3,9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5365" calcext:value-type="float">
            <text:p>5,365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92" calcext:value-type="float">
            <text:p>5,39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37" calcext:value-type="float">
            <text:p>5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7" calcext:value-type="float">
            <text:p>5,437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7302" calcext:value-type="float">
            <text:p>7,302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橋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37" calcext:value-type="float">
            <text:p>2,937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722" calcext:value-type="float">
            <text:p>4,722</text:p>
          </table:table-cell>
          <table:table-cell table:style-name="ce4" office:value-type="string" calcext:value-type="string">
            <text:p>69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蔦松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33" calcext:value-type="float">
            <text:p>1,833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行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777" calcext:value-type="float">
            <text:p>4,777</text:p>
          </table:table-cell>
          <table:table-cell table:style-name="ce4" office:value-type="string" calcext:value-type="string">
            <text:p>73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興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106" calcext:value-type="float">
            <text:p>4,106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洲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0" calcext:value-type="float">
            <text:p>4,140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5558" calcext:value-type="float">
            <text:p>5,558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甲頂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76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頂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741" calcext:value-type="float">
            <text:p>3,741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81" calcext:value-type="float">
            <text:p>4,28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6021" calcext:value-type="float">
            <text:p>6,021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534" calcext:value-type="float">
            <text:p>4,534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行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404" calcext:value-type="float">
            <text:p>2,404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竹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887" calcext:value-type="float">
            <text:p>2,887</text:p>
          </table:table-cell>
          <table:table-cell table:style-name="ce4" office:value-type="string" calcext:value-type="string">
            <text:p>73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19" calcext:value-type="float">
            <text:p>4,4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96" calcext:value-type="float">
            <text:p>4,4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104" calcext:value-type="float">
            <text:p>6,104</text:p>
          </table:table-cell>
          <table:table-cell table:style-name="ce4" office:value-type="string" calcext:value-type="string">
            <text:p>7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樹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069" calcext:value-type="float">
            <text:p>2,069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369" calcext:value-type="float">
            <text:p>3,369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灣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393" calcext:value-type="float">
            <text:p>3,393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灣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47" calcext:value-type="float">
            <text:p>5,24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327" calcext:value-type="float">
            <text:p>5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7" calcext:value-type="float">
            <text:p>5,327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7094" calcext:value-type="float">
            <text:p>7,094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736" calcext:value-type="float">
            <text:p>3,736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114" calcext:value-type="float">
            <text:p>4,1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176" calcext:value-type="float">
            <text:p>4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6" calcext:value-type="float">
            <text:p>4,176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644" calcext:value-type="float">
            <text:p>5,644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灣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006" calcext:value-type="float">
            <text:p>4,006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062" calcext:value-type="float">
            <text:p>5,062</text:p>
          </table:table-cell>
          <table:table-cell table:style-name="ce4" office:value-type="string" calcext:value-type="string">
            <text:p>75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820" calcext:value-type="float">
            <text:p>1,820</text:p>
          </table:table-cell>
          <table:table-cell table:style-name="ce4" office:value-type="string" calcext:value-type="string">
            <text:p>6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71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90" calcext:value-type="float">
            <text:p>5,79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872" calcext:value-type="float">
            <text:p>5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2" calcext:value-type="float">
            <text:p>5,872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8245" calcext:value-type="float">
            <text:p>8,245</text:p>
          </table:table-cell>
          <table:table-cell table:style-name="ce4" office:value-type="string" calcext:value-type="string">
            <text:p>7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449" calcext:value-type="float">
            <text:p>6,44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539" calcext:value-type="float">
            <text:p>6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9" calcext:value-type="float">
            <text:p>6,539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9050" calcext:value-type="float">
            <text:p>9,050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8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71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745" calcext:value-type="float">
            <text:p>2,745</text:p>
          </table:table-cell>
          <table:table-cell table:style-name="ce4" office:value-type="string" calcext:value-type="string">
            <text:p>7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47" calcext:value-type="float">
            <text:p>5,44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538" calcext:value-type="float">
            <text:p>5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8" calcext:value-type="float">
            <text:p>5,538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7846" calcext:value-type="float">
            <text:p>7,846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化區</text:p>
          </table:table-cell>
          <table:table-cell table:style-name="ce2"/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878" calcext:value-type="float">
            <text:p>11,87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456" calcext:value-type="float">
            <text:p>7,45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921" calcext:value-type="float">
            <text:p>4,9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237" calcext:value-type="float">
            <text:p>26,23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874" calcext:value-type="float">
            <text:p>26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4" calcext:value-type="float">
            <text:p>26,874</text:p>
          </table:table-cell>
          <table:table-cell table:style-name="ce3" office:value-type="float" office:value="9834" calcext:value-type="float">
            <text:p>9,834</text:p>
          </table:table-cell>
          <table:table-cell table:style-name="ce3" office:value-type="float" office:value="36708" calcext:value-type="float">
            <text:p>36,708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60" calcext:value-type="float">
            <text:p>2,960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938" calcext:value-type="float">
            <text:p>3,938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護國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8" calcext:value-type="float">
            <text:p>57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591" calcext:value-type="float">
            <text:p>2,591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373" calcext:value-type="float">
            <text:p>4,373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唪口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49" calcext:value-type="float">
            <text:p>1,449</text:p>
          </table:table-cell>
          <table:table-cell table:style-name="ce4" office:value-type="string" calcext:value-type="string">
            <text:p>72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197" calcext:value-type="float">
            <text:p>3,197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755" calcext:value-type="float">
            <text:p>2,755</text:p>
          </table:table-cell>
          <table:table-cell table:style-name="ce4" office:value-type="string" calcext:value-type="string">
            <text:p>75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3" calcext:value-type="float">
            <text:p>38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知義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𦰡拔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88" calcext:value-type="float">
            <text:p>1,988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羊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礁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安平區</text:p>
          </table:table-cell>
          <table:table-cell table:style-name="ce2"/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221" calcext:value-type="float">
            <text:p>17,22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1639" calcext:value-type="float">
            <text:p>11,63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494" calcext:value-type="float">
            <text:p>8,4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0714" calcext:value-type="float">
            <text:p>40,71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1262" calcext:value-type="float">
            <text:p>41,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263" calcext:value-type="float">
            <text:p>41,263</text:p>
          </table:table-cell>
          <table:table-cell table:style-name="ce3" office:value-type="float" office:value="16349" calcext:value-type="float">
            <text:p>16,349</text:p>
          </table:table-cell>
          <table:table-cell table:style-name="ce3" office:value-type="float" office:value="57612" calcext:value-type="float">
            <text:p>57,612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平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978" calcext:value-type="float">
            <text:p>3,9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375" calcext:value-type="float">
            <text:p>5,375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平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203" calcext:value-type="float">
            <text:p>5,203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怡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204" calcext:value-type="float">
            <text:p>4,204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平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800" calcext:value-type="float">
            <text:p>4,800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通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78" calcext:value-type="float">
            <text:p>5,0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79" calcext:value-type="float">
            <text:p>5,079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7353" calcext:value-type="float">
            <text:p>7,353</text:p>
          </table:table-cell>
          <table:table-cell table:style-name="ce4" office:value-type="string" calcext:value-type="string">
            <text:p>69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億載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086" calcext:value-type="float">
            <text:p>3,086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平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51" calcext:value-type="float">
            <text:p>5,55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624" calcext:value-type="float">
            <text:p>5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4" calcext:value-type="float">
            <text:p>5,624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052" calcext:value-type="float">
            <text:p>8,052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平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41" calcext:value-type="float">
            <text:p>5,84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918" calcext:value-type="float">
            <text:p>5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8" calcext:value-type="float">
            <text:p>5,918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8152" calcext:value-type="float">
            <text:p>8,152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妃里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085" calcext:value-type="float">
            <text:p>3,085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691" calcext:value-type="float">
            <text:p>2,691</text:p>
          </table:table-cell>
          <table:table-cell table:style-name="ce4" office:value-type="string" calcext:value-type="string">
            <text:p>68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西區</text:p>
          </table:table-cell>
          <table:table-cell table:style-name="ce2"/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540" calcext:value-type="float">
            <text:p>20,5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2655" calcext:value-type="float">
            <text:p>12,65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237" calcext:value-type="float">
            <text:p>8,2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5155" calcext:value-type="float">
            <text:p>45,15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5747" calcext:value-type="float">
            <text:p>45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47" calcext:value-type="float">
            <text:p>45,747</text:p>
          </table:table-cell>
          <table:table-cell table:style-name="ce3" office:value-type="float" office:value="17534" calcext:value-type="float">
            <text:p>17,534</text:p>
          </table:table-cell>
          <table:table-cell table:style-name="ce3" office:value-type="float" office:value="63281" calcext:value-type="float">
            <text:p>63,281</text:p>
          </table:table-cell>
          <table:table-cell table:style-name="ce4" office:value-type="string" calcext:value-type="string">
            <text:p>7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嵌里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2" calcext:value-type="float">
            <text:p>66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535" calcext:value-type="float">
            <text:p>3,535</text:p>
          </table:table-cell>
          <table:table-cell table:style-name="ce4" office:value-type="string" calcext:value-type="string">
            <text:p>71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郡王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965" calcext:value-type="float">
            <text:p>2,965</text:p>
          </table:table-cell>
          <table:table-cell table:style-name="ce4" office:value-type="string" calcext:value-type="string">
            <text:p>7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法華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54" calcext:value-type="float">
            <text:p>2,654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71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藥王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16" calcext:value-type="float">
            <text:p>3,116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賢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437" calcext:value-type="float">
            <text:p>3,437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涼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564" calcext:value-type="float">
            <text:p>2,564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22" calcext:value-type="float">
            <text:p>4,32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67" calcext:value-type="float">
            <text:p>4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7" calcext:value-type="float">
            <text:p>4,367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773" calcext:value-type="float">
            <text:p>5,773</text:p>
          </table:table-cell>
          <table:table-cell table:style-name="ce4" office:value-type="string" calcext:value-type="string">
            <text:p>7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賢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84" calcext:value-type="float">
            <text:p>3,58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777" calcext:value-type="float">
            <text:p>4,777</text:p>
          </table:table-cell>
          <table:table-cell table:style-name="ce4" office:value-type="string" calcext:value-type="string">
            <text:p>75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622" calcext:value-type="float">
            <text:p>3,622</text:p>
          </table:table-cell>
          <table:table-cell table:style-name="ce4" office:value-type="string" calcext:value-type="string">
            <text:p>70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043" calcext:value-type="float">
            <text:p>3,043</text:p>
          </table:table-cell>
          <table:table-cell table:style-name="ce4" office:value-type="string" calcext:value-type="string">
            <text:p>70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74" calcext:value-type="float">
            <text:p>57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37" calcext:value-type="float">
            <text:p>2,43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西門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977" calcext:value-type="float">
            <text:p>2,977</text:p>
          </table:table-cell>
          <table:table-cell table:style-name="ce4" office:value-type="string" calcext:value-type="string">
            <text:p>71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條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86" calcext:value-type="float">
            <text:p>1,886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兌悅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3762" calcext:value-type="float">
            <text:p>3,762</text:p>
          </table:table-cell>
          <table:table-cell table:style-name="ce4" office:value-type="string" calcext:value-type="string">
            <text:p>6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淺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411" calcext:value-type="float">
            <text:p>2,411</text:p>
          </table:table-cell>
          <table:table-cell table:style-name="ce4" office:value-type="string" calcext:value-type="string">
            <text:p>6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府前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871" calcext:value-type="float">
            <text:p>1,871</text:p>
          </table:table-cell>
          <table:table-cell table:style-name="ce4" office:value-type="string" calcext:value-type="string">
            <text:p>70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廠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和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941" calcext:value-type="float">
            <text:p>3,941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242" calcext:value-type="float">
            <text:p>36,24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20217" calcext:value-type="float">
            <text:p>20,21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561" calcext:value-type="float">
            <text:p>13,5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5736" calcext:value-type="float">
            <text:p>75,73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76991" calcext:value-type="float">
            <text:p>76,9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003" calcext:value-type="float">
            <text:p>77,003</text:p>
          </table:table-cell>
          <table:table-cell table:style-name="ce3" office:value-type="float" office:value="28589" calcext:value-type="float">
            <text:p>28,589</text:p>
          </table:table-cell>
          <table:table-cell table:style-name="ce3" office:value-type="float" office:value="105592" calcext:value-type="float">
            <text:p>105,592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恩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278" calcext:value-type="float">
            <text:p>3,278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3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353" calcext:value-type="float">
            <text:p>4,353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溪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4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01" calcext:value-type="float">
            <text:p>3,001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591" calcext:value-type="float">
            <text:p>2,591</text:p>
          </table:table-cell>
          <table:table-cell table:style-name="ce4" office:value-type="string" calcext:value-type="string">
            <text:p>7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再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州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097" calcext:value-type="float">
            <text:p>3,097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94" calcext:value-type="float">
            <text:p>3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4" calcext:value-type="float">
            <text:p>3,594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870" calcext:value-type="float">
            <text:p>4,870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63" calcext:value-type="float">
            <text:p>3,36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729" calcext:value-type="float">
            <text:p>4,729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宅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786" calcext:value-type="float">
            <text:p>2,786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572" calcext:value-type="float">
            <text:p>3,572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922" calcext:value-type="float">
            <text:p>3,922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亮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府南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617" calcext:value-type="float">
            <text:p>4,617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2" calcext:value-type="float">
            <text:p>2,25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96" calcext:value-type="float">
            <text:p>3,096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郡南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407" calcext:value-type="float">
            <text:p>3,407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8" calcext:value-type="float">
            <text:p>3,67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29" calcext:value-type="float">
            <text:p>3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9" calcext:value-type="float">
            <text:p>3,729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7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都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612" calcext:value-type="float">
            <text:p>2,612</text:p>
          </table:table-cell>
          <table:table-cell table:style-name="ce4" office:value-type="string" calcext:value-type="string">
            <text:p>6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34" calcext:value-type="float">
            <text:p>2,334</text:p>
          </table:table-cell>
          <table:table-cell table:style-name="ce4" office:value-type="string" calcext:value-type="string">
            <text:p>70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南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90" calcext:value-type="float">
            <text:p>3,79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399" calcext:value-type="float">
            <text:p>5,399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彰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1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80" calcext:value-type="float">
            <text:p>1,680</text:p>
          </table:table-cell>
          <table:table-cell table:style-name="ce4" office:value-type="string" calcext:value-type="string">
            <text:p>70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喜北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65" calcext:value-type="float">
            <text:p>2,065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喜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喜東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省躬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0" calcext:value-type="float">
            <text:p>56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960" calcext:value-type="float">
            <text:p>3,960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佛壇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408" calcext:value-type="float">
            <text:p>2,408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092" calcext:value-type="float">
            <text:p>2,092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338" calcext:value-type="float">
            <text:p>42,33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34764" calcext:value-type="float">
            <text:p>34,76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1451" calcext:value-type="float">
            <text:p>21,45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8275" calcext:value-type="float">
            <text:p>108,275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09634" calcext:value-type="float">
            <text:p>109,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637" calcext:value-type="float">
            <text:p>109,637</text:p>
          </table:table-cell>
          <table:table-cell table:style-name="ce3" office:value-type="float" office:value="38973" calcext:value-type="float">
            <text:p>38,973</text:p>
          </table:table-cell>
          <table:table-cell table:style-name="ce3" office:value-type="float" office:value="148610" calcext:value-type="float">
            <text:p>148,610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信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271" calcext:value-type="float">
            <text:p>4,271</text:p>
          </table:table-cell>
          <table:table-cell table:style-name="ce4" office:value-type="string" calcext:value-type="string">
            <text:p>6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學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764" calcext:value-type="float">
            <text:p>2,764</text:p>
          </table:table-cell>
          <table:table-cell table:style-name="ce4" office:value-type="string" calcext:value-type="string">
            <text:p>73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大里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0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674" calcext:value-type="float">
            <text:p>1,674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圍下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005" calcext:value-type="float">
            <text:p>4,005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5" calcext:value-type="float">
            <text:p>34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14" calcext:value-type="float">
            <text:p>1,514</text:p>
          </table:table-cell>
          <table:table-cell table:style-name="ce4" office:value-type="string" calcext:value-type="string">
            <text:p>7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769" calcext:value-type="float">
            <text:p>2,769</text:p>
          </table:table-cell>
          <table:table-cell table:style-name="ce4" office:value-type="string" calcext:value-type="string">
            <text:p>70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446" calcext:value-type="float">
            <text:p>4,446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光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776" calcext:value-type="float">
            <text:p>3,776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93" calcext:value-type="float">
            <text:p>3,1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268" calcext:value-type="float">
            <text:p>4,268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善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25" calcext:value-type="float">
            <text:p>3,7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899" calcext:value-type="float">
            <text:p>4,899</text:p>
          </table:table-cell>
          <table:table-cell table:style-name="ce4" office:value-type="string" calcext:value-type="string">
            <text:p>77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成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754" calcext:value-type="float">
            <text:p>2,754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5624" calcext:value-type="float">
            <text:p>5,624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智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948" calcext:value-type="float">
            <text:p>2,948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36" calcext:value-type="float">
            <text:p>4,63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02" calcext:value-type="float">
            <text:p>4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2" calcext:value-type="float">
            <text:p>4,702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6352" calcext:value-type="float">
            <text:p>6,352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237" calcext:value-type="float">
            <text:p>3,237</text:p>
          </table:table-cell>
          <table:table-cell table:style-name="ce4" office:value-type="string" calcext:value-type="string">
            <text:p>7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09" calcext:value-type="float">
            <text:p>3,20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443" calcext:value-type="float">
            <text:p>4,443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007" calcext:value-type="float">
            <text:p>5,007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尾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024" calcext:value-type="float">
            <text:p>5,024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聖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06" calcext:value-type="float">
            <text:p>3,6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660" calcext:value-type="float">
            <text:p>4,660</text:p>
          </table:table-cell>
          <table:table-cell table:style-name="ce4" office:value-type="string" calcext:value-type="string">
            <text:p>78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209" calcext:value-type="float">
            <text:p>3,209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27" calcext:value-type="float">
            <text:p>3,72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138" calcext:value-type="float">
            <text:p>5,138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37" calcext:value-type="float">
            <text:p>2,137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聖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472" calcext:value-type="float">
            <text:p>4,472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聖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56" calcext:value-type="float">
            <text:p>2,456</text:p>
          </table:table-cell>
          <table:table-cell table:style-name="ce4" office:value-type="string" calcext:value-type="string">
            <text:p>7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186" calcext:value-type="float">
            <text:p>4,186</text:p>
          </table:table-cell>
          <table:table-cell table:style-name="ce4" office:value-type="string" calcext:value-type="string">
            <text:p>75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甲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744" calcext:value-type="float">
            <text:p>2,744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4588" calcext:value-type="float">
            <text:p>4,588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84" calcext:value-type="float">
            <text:p>2,784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398" calcext:value-type="float">
            <text:p>3,398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045" calcext:value-type="float">
            <text:p>4,045</text:p>
          </table:table-cell>
          <table:table-cell table:style-name="ce4" office:value-type="string" calcext:value-type="string">
            <text:p>73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275" calcext:value-type="float">
            <text:p>2,275</text:p>
          </table:table-cell>
          <table:table-cell table:style-name="ce4" office:value-type="string" calcext:value-type="string">
            <text:p>7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誨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衛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農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強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282" calcext:value-type="float">
            <text:p>4,282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裕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明里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821" calcext:value-type="float">
            <text:p>3,821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仁德區</text:p>
          </table:table-cell>
          <table:table-cell table:style-name="ce2"/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525" calcext:value-type="float">
            <text:p>21,5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13123" calcext:value-type="float">
            <text:p>13,12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370" calcext:value-type="float">
            <text:p>9,37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7680" calcext:value-type="float">
            <text:p>47,68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8599" calcext:value-type="float">
            <text:p>48,5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02" calcext:value-type="float">
            <text:p>48,602</text:p>
          </table:table-cell>
          <table:table-cell table:style-name="ce3" office:value-type="float" office:value="17012" calcext:value-type="float">
            <text:p>17,012</text:p>
          </table:table-cell>
          <table:table-cell table:style-name="ce3" office:value-type="float" office:value="65614" calcext:value-type="float">
            <text:p>65,614</text:p>
          </table:table-cell>
          <table:table-cell table:style-name="ce4" office:value-type="string" calcext:value-type="string">
            <text:p>7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子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09" calcext:value-type="float">
            <text:p>3,90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340" calcext:value-type="float">
            <text:p>5,340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7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2" calcext:value-type="float">
            <text:p>53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76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13" calcext:value-type="float">
            <text:p>6,11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215" calcext:value-type="float">
            <text:p>6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5" calcext:value-type="float">
            <text:p>6,215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8568" calcext:value-type="float">
            <text:p>8,568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47" calcext:value-type="float">
            <text:p>6,54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655" calcext:value-type="float">
            <text:p>6,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56" calcext:value-type="float">
            <text:p>6,656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8834" calcext:value-type="float">
            <text:p>8,834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323" calcext:value-type="float">
            <text:p>3,323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52" calcext:value-type="float">
            <text:p>6,75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875" calcext:value-type="float">
            <text:p>6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5" calcext:value-type="float">
            <text:p>6,875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9406" calcext:value-type="float">
            <text:p>9,406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崙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67" calcext:value-type="float">
            <text:p>4,36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939" calcext:value-type="float">
            <text:p>5,939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3" calcext:value-type="float">
            <text:p>45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76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829" calcext:value-type="float">
            <text:p>4,829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23" calcext:value-type="float">
            <text:p>2,523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歸仁區</text:p>
          </table:table-cell>
          <table:table-cell table:style-name="ce2"/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284" calcext:value-type="float">
            <text:p>20,28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213" calcext:value-type="float">
            <text:p>10,21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196" calcext:value-type="float">
            <text:p>8,19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1762" calcext:value-type="float">
            <text:p>41,76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2571" calcext:value-type="float">
            <text:p>42,5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72" calcext:value-type="float">
            <text:p>42,572</text:p>
          </table:table-cell>
          <table:table-cell table:style-name="ce3" office:value-type="float" office:value="14634" calcext:value-type="float">
            <text:p>14,634</text:p>
          </table:table-cell>
          <table:table-cell table:style-name="ce3" office:value-type="float" office:value="57206" calcext:value-type="float">
            <text:p>57,206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保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15" calcext:value-type="float">
            <text:p>4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5" calcext:value-type="float">
            <text:p>4,315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742" calcext:value-type="float">
            <text:p>5,742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114" calcext:value-type="float">
            <text:p>4,114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1" calcext:value-type="float">
            <text:p>54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0" calcext:value-type="float">
            <text:p>2,6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922" calcext:value-type="float">
            <text:p>3,922</text:p>
          </table:table-cell>
          <table:table-cell table:style-name="ce4" office:value-type="string" calcext:value-type="string">
            <text:p>68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歸南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8" calcext:value-type="float">
            <text:p>40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32" calcext:value-type="float">
            <text:p>2,232</text:p>
          </table:table-cell>
          <table:table-cell table:style-name="ce4" office:value-type="string" calcext:value-type="string">
            <text:p>7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市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804" calcext:value-type="float">
            <text:p>2,804</text:p>
          </table:table-cell>
          <table:table-cell table:style-name="ce4" office:value-type="string" calcext:value-type="string">
            <text:p>7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辜厝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73" calcext:value-type="float">
            <text:p>3,173</text:p>
          </table:table-cell>
          <table:table-cell table:style-name="ce4" office:value-type="string" calcext:value-type="string">
            <text:p>74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95" calcext:value-type="float">
            <text:p>2,395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許厝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235" calcext:value-type="float">
            <text:p>3,235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看西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190" calcext:value-type="float">
            <text:p>2,190</text:p>
          </table:table-cell>
          <table:table-cell table:style-name="ce4" office:value-type="string" calcext:value-type="string">
            <text:p>7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看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017" calcext:value-type="float">
            <text:p>3,017</text:p>
          </table:table-cell>
          <table:table-cell table:style-name="ce4" office:value-type="string" calcext:value-type="string">
            <text:p>7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853" calcext:value-type="float">
            <text:p>1,853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905" calcext:value-type="float">
            <text:p>1,905</text:p>
          </table:table-cell>
          <table:table-cell table:style-name="ce4" office:value-type="string" calcext:value-type="string">
            <text:p>65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歸仁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226" calcext:value-type="float">
            <text:p>2,226</text:p>
          </table:table-cell>
          <table:table-cell table:style-name="ce4" office:value-type="string" calcext:value-type="string">
            <text:p>74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甲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66" calcext:value-type="float">
            <text:p>3,366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媽廟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9" calcext:value-type="float">
            <text:p>27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7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廟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092" calcext:value-type="float">
            <text:p>3,092</text:p>
          </table:table-cell>
          <table:table-cell table:style-name="ce4" office:value-type="string" calcext:value-type="string">
            <text:p>76.1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關廟區</text:p>
          </table:table-cell>
          <table:table-cell table:style-name="ce2"/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95" calcext:value-type="float">
            <text:p>10,49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312" calcext:value-type="float">
            <text:p>5,3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91" calcext:value-type="float">
            <text:p>3,59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929" calcext:value-type="float">
            <text:p>20,92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463" calcext:value-type="float">
            <text:p>21,4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64" calcext:value-type="float">
            <text:p>21,464</text:p>
          </table:table-cell>
          <table:table-cell table:style-name="ce3" office:value-type="float" office:value="7647" calcext:value-type="float">
            <text:p>7,647</text:p>
          </table:table-cell>
          <table:table-cell table:style-name="ce3" office:value-type="float" office:value="29111" calcext:value-type="float">
            <text:p>29,111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廟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28" calcext:value-type="float">
            <text:p>2,228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西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洋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051" calcext:value-type="float">
            <text:p>3,051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45" calcext:value-type="float">
            <text:p>2,445</text:p>
          </table:table-cell>
          <table:table-cell table:style-name="ce4" office:value-type="string" calcext:value-type="string">
            <text:p>7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甲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花園里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5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洞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湖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78.2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龍崎區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26" calcext:value-type="float">
            <text:p>3,326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崎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8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69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楠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0" calcext:value-type="float">
            <text:p>370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8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7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76.98</text:p>
          </table:table-cell>
          <table:table-cell table:number-columns-repeated="998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南市" style:display-name="PageStyle_臺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3</meta:creation-date>
    <meta:initial-creator>Apache POI</meta:initial-creator>
    <meta:generator>LibreOffice/6.0.7.3$Linux_X86_64 LibreOffice_project/00m0$Build-3</meta:generator>
    <meta:document-statistic meta:table-count="1" meta:cell-count="17203" meta:object-count="0"/>
  </office:meta>
</office:document-meta>
</file>